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758f" officeooo:paragraph-rsid="001c758f"/>
    </style:style>
    <style:style style:name="P2" style:family="paragraph" style:parent-style-name="Standard">
      <style:text-properties officeooo:rsid="001c758f" officeooo:paragraph-rsid="001d862e"/>
    </style:style>
    <style:style style:name="P3" style:family="paragraph" style:parent-style-name="Standard">
      <style:text-properties officeooo:rsid="001c758f" officeooo:paragraph-rsid="001e30ba"/>
    </style:style>
    <style:style style:name="P4" style:family="paragraph" style:parent-style-name="Standard">
      <style:text-properties officeooo:rsid="001c758f" officeooo:paragraph-rsid="001fef20"/>
    </style:style>
    <style:style style:name="P5" style:family="paragraph" style:parent-style-name="Standard">
      <style:text-properties officeooo:rsid="001c758f" officeooo:paragraph-rsid="00217d87"/>
    </style:style>
    <style:style style:name="P6" style:family="paragraph" style:parent-style-name="Standard">
      <style:text-properties fo:font-size="18pt" fo:font-weight="bold" officeooo:rsid="001c758f" officeooo:paragraph-rsid="001c758f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d81d3" officeooo:paragraph-rsid="001d81d3"/>
    </style:style>
    <style:style style:name="P8" style:family="paragraph" style:parent-style-name="Standard">
      <style:text-properties officeooo:rsid="00217d87" officeooo:paragraph-rsid="00217d87"/>
    </style:style>
    <style:style style:name="P9" style:family="paragraph" style:parent-style-name="Standard">
      <style:text-properties officeooo:rsid="00223262" officeooo:paragraph-rsid="00223262"/>
    </style:style>
    <style:style style:name="P10" style:family="paragraph" style:parent-style-name="Standard">
      <style:text-properties officeooo:rsid="00217d87" officeooo:paragraph-rsid="001d862e"/>
    </style:style>
    <style:style style:name="T1" style:family="text">
      <style:text-properties officeooo:rsid="001d81d3"/>
    </style:style>
    <style:style style:name="T2" style:family="text">
      <style:text-properties officeooo:rsid="001d862e"/>
    </style:style>
    <style:style style:name="T3" style:family="text">
      <style:text-properties officeooo:rsid="001e30ba"/>
    </style:style>
    <style:style style:name="T4" style:family="text">
      <style:text-properties officeooo:rsid="001fef20"/>
    </style:style>
    <style:style style:name="T5" style:family="text">
      <style:text-properties officeooo:rsid="00223262"/>
    </style:style>
    <style:style style:name="T6" style:family="text">
      <style:text-properties officeooo:rsid="0023082b"/>
    </style:style>
    <style:style style:name="T7" style:family="text">
      <style:text-properties officeooo:rsid="0024e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vus compression</text:p>
      <text:p text:style-name="P1"/>
      <text:p text:style-name="P1"/>
      <text:p text:style-name="P1"/>
      <text:p text:style-name="P1">At each step, rather than <text:span text:style-name="T1">assuming</text:span> that the program manages different data sets within itself, each output is read in from a file and each input is gotten from a file, where the file extension implies the nature of the file.</text:p>
      <text:p text:style-name="P1"/>
      <text:p text:style-name="P7">Worth noting, in current setup, parvus work one long at a time, the smallest unit it works with is 8 bytes</text:p>
      <text:p text:style-name="P7">In other words a file with length of 26 bytes would have 3 units of data (that is 24 bytes in total) and 2 bytes the meta data would store as leftover, this remains true at all steps, extra bits are stored in some metadata structure, all compression/alteration procedures are done with bytes exactly the multiple of 8. Any manipulation done is done so one long at a time!</text:p>
      <text:p text:style-name="P1"/>
      <text:p text:style-name="P1">Parvus program reads in .OriginalFile .</text:p>
      <text:p text:style-name="P1"/>
      <text:p text:style-name="P1">Parvus initiates Scanning phase. - scanning implies, gathering information about the file<text:span text:style-name="T1">(prior to <text:tab/><text:tab/><text:tab/><text:tab/><text:tab/> <text:s text:c="7"/>compression)</text:span>.</text:p>
      <text:p text:style-name="P1"/>
      <text:p text:style-name="P1"><text:tab/>-<text:span text:style-name="T1">Scanning Phase: Scanning phase 'recieves' .OriginalFile .</text:span></text:p>
      <text:p text:style-name="P1"><text:tab/>-<text:span text:style-name="T1">Scanning Phase: Scanning phase writes file .RemoveRepetitionFile .</text:span></text:p>
      <text:p text:style-name="P1"><text:s text:c="12"/>-<text:span text:style-name="T1">Scanning Phase: Scanning phase reads in file .RemoveRepetitionFile .</text:span></text:p>
      <text:p text:style-name="P1"><text:tab/>-<text:span text:style-name="T1">Scanning Phase: Scanning phase writes out .SortedFile .</text:span></text:p>
      <text:p text:style-name="P1"><text:s text:c="12"/>-<text:span text:style-name="T1">Scanning Phase: Scanning phase reads in .SortedFile .</text:span></text:p>
      <text:p text:style-name="P2"><text:s text:c="12"/>-<text:span text:style-name="T1">Scanning Phase: Scanning phase writes out .RangesFile . Ranges currently (and only <text:tab/>temporarily) defined as a file containing sets of length of two longs where the first is the start <text:tab/>'index' and the second is the end 'index'. Theese ranges are the largest ranges of unused numbers <text:tab/>from -9223372036854775808 to 9223372036854775807 with Long or from 0 to <text:tab/>18446744073709551615 with ULong. In this application it makes no difference wether Long or <text:tab/>ULong is used as long as all methods utilised have the appropriate, minimal modifications done <text:tab/>to function with the data. In having used java, Longs have been used, but for sake of simplicity <text:tab/>ULongs are used in this demonstration, at the end of the day, makes no difference</text:span></text:p>
      <text:p text:style-name="P2"/>
      <text:p text:style-name="P2"><text:s text:c="12"/><text:span text:style-name="T2">I have a scope in front of me, which is the core of the whole concept of parvus compression. <text:tab/>This scope goes from 0 to 18446744073709551615. With .RemoveRepetitionFile I could <text:tab/>represent all possibilities from 0 to 18446744073709551615 utilised in the .OriginalFile. <text:tab/>With .SortedFile I can do that in ascending order.</text:span></text:p>
      <text:p text:style-name="P2"/>
      <text:p text:style-name="P2"><text:s text:c="12"/><text:span text:style-name="T2">RangesFile contains the ranges for the largest gaps inbetween the numbers (longs), that is the <text:tab/><text:tab/>largest ranges not utilised. At what point is 'Largest' defined is not yet self evident.</text:span></text:p>
      <text:p text:style-name="P3"><text:span text:style-name="T2"><text:s text:c="12"/>Now we have a set of ranges from 0 to 18446744073709551615. which in this case represent <text:tab/>9323795545717087186 # of possibilities, that is over half the possibilities (this number comes <text:tab/>from <text:s/>the famous Hutter prize competition: file enwik8 (100MB (100,000,000 bytes to be <text:tab/>clear)) where the generated .RangesFile was hard-set to contain the best 200 ranges (what <text:tab/>comes, what comes, This could be significant or insignificant. In any real world setup the <text:tab/>Ranges method would calculate its current gains to determine where to stop) ((that is 200 * (a <text:tab/>set) where a set is two longs) that is 400 longs in total or 400 * 8 = 3200 bytes of metadata <text:tab/>stored in the file (or 3200 * 8 = 25600 bits)), resulted in 9323795545717087186 # <text:s/>of </text:span><text:soft-page-break/><text:span text:style-name="T2"><text:tab/>possibilities removed from the scope.</text:span></text:p>
      <text:p text:style-name="P3"/>
      <text:p text:style-name="P4"><text:tab/><text:span text:style-name="T3">Theoretically all ranges could be defined but that would be inefficient. There are plenty of <text:tab/>ranges 1 possibility in length (in a scope of 0 to 18446744073709551615), in other words <text:tab/>numbers/longs present in the .SortedFile which are 2 possibilities away from each other, such as <text:tab/>with the long numbers present in the .SortedFile 2 and 4 or 9999999 and 10000001 in the <text:tab/>enwik8 file. In other words if all ranges had to be 1 in size (not possible!) there would be 2 <text:tab/>longs stored for each one <text:s/>possibility, which if we consider the <text:s/>(((18446744073709551616 # of <text:tab/>possibilities) minus (# of longs present in .RemoveRepetitionFile)) close to <text:tab/>18446744073709551616 anyway) The maximum theoretical ranges needed is <text:s/><text:tab/>18446744073709551616 <text:s/>or more explicitly the # of longs in .RemoveRepetitionFile. That is a <text:tab/>joke.</text:span></text:p>
      <text:p text:style-name="P4"/>
      <text:p text:style-name="P5"><text:tab/><text:span text:style-name="T4">With that said we dont touch longs present in .SortedFile 1 possibility apart (or anything close <text:tab/>to that for that matter) <text:s/>For example the largest distance from two longs found in .SortedFile <text:tab/>(and stored in .RangesFile) is 1763295061391998032 <text:s/>which is 9.56% of <text:tab/>18446744073709551616. With 200 ranges 9323795545717087186 # of posibilities or 50.54 % <text:tab/>of total possibilities were removed from the enwik8 file. </text:span></text:p>
      <text:p text:style-name="P2"/>
      <text:p text:style-name="P8">Theorising:</text:p>
      <text:p text:style-name="P9">Section1</text:p>
      <text:p text:style-name="P10">What to do with this is not yet entirely clear. There are multiple possibilities.</text:p>
      <text:p text:style-name="P2"/>
      <text:p text:style-name="P10">We no longer need the last bit in every 8 byte(the most significant bit). That is, (in a supposed compression) saved bits = (100, 000, 000 bytes / 8 = 12500000;</text:p>
      <text:p text:style-name="P8">12500000/8 = 1562500;) For a metadata of 3200 bytes or 25600 bits a total of 1562500 bits or 195312 <text:span text:style-name="T5">bytes</text:span> may be removed (replaced with the last 64th section of the .OriginalFile, one-to-one <text:s/>in compression-decompression perfectly reversible process) and <text:span text:style-name="T5">using</text:span> the ranges <text:span text:style-name="T5">identifying</text:span> which longs have a 1 <text:span text:style-name="T5">or 0</text:span> for most significant bit is easy (one step is missing here though). <text:span text:style-name="T5">For now just accept that more than half of possibilities removed reduces the number of bits each long needs to be stored, by one.</text:span></text:p>
      <text:p text:style-name="P8"/>
      <text:p text:style-name="P9">There is a better (and explained in more detail) way, <text:span text:style-name="T7">but</text:span> <text:span text:style-name="T6">first off, the branching of possibilities.</text:span></text:p>
      <text:p text:style-name="P9"/>
      <text:p text:style-name="P9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3:00:02.894087579</meta:creation-date>
    <dc:date>2018-03-13T22:39:21.916702641</dc:date>
    <meta:editing-duration>PT1H3M5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862" meta:character-count="5353" meta:non-whitespace-character-count="4381"/>
  </office:meta>
</office:document-meta>
</file>